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342in"/>
    </style:style>
    <style:style style:name="ta1co2" style:family="table-column">
      <style:table-column-properties fo:break-before="auto" style:column-width="1.066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066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exa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</table:table-row>
        <table:table-row table:style-name="ro1">
          <table:table-cell office:value-type="string">
            <text:p>./blockmap10_1.plg</text:p>
          </table:table-cell>
          <table:table-cell office:value-type="float" office:value="0.145076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3885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6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</table:table-row>
        <table:table-row table:style-name="ro1">
          <table:table-cell office:value-type="string">
            <text:p>./blockmap10_2.plg</text:p>
          </table:table-cell>
          <table:table-cell office:value-type="float" office:value="0.172085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3908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266667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</table:table-row>
        <table:table-row table:style-name="ro1">
          <table:table-cell office:value-type="string">
            <text:p>./blockmap10_3.plg</text:p>
          </table:table-cell>
          <table:table-cell office:value-type="float" office:value="0.302117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4078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083333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</table:table-row>
        <table:table-row table:style-name="ro1">
          <table:table-cell office:value-type="string">
            <text:p>./blockmap15_1.plg</text:p>
          </table:table-cell>
          <table:table-cell office:value-type="float" office:value="0.227679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4073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733333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</table:table-row>
        <table:table-row table:style-name="ro1">
          <table:table-cell office:value-type="string">
            <text:p>./blockmap15_2.plg</text:p>
          </table:table-cell>
          <table:table-cell office:value-type="float" office:value="0.426265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4506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504762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</table:table-row>
        <table:table-row table:style-name="ro1">
          <table:table-cell office:value-type="string">
            <text:p>./blockmap15_3.plg</text:p>
          </table:table-cell>
          <table:table-cell office:value-type="float" office:value="1.36193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4604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318681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</table:table-row>
        <table:table-row table:style-name="ro1">
          <table:table-cell office:value-type="string">
            <text:p>./blockmap20_1.plg</text:p>
          </table:table-cell>
          <table:table-cell office:value-type="float" office:value="0.456785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4463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</table:table-row>
        <table:table-row table:style-name="ro1">
          <table:table-cell office:value-type="string">
            <text:p>./blockmap20_2.plg</text:p>
          </table:table-cell>
          <table:table-cell office:value-type="float" office:value="0.891888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5416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621053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</table:table-row>
        <table:table-row table:style-name="ro1">
          <table:table-cell office:value-type="string">
            <text:p>./blockmap20_3.plg</text:p>
          </table:table-cell>
          <table:table-cell office:value-type="float" office:value="5.88614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5553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454386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</table:table-row>
        <table:table-row table:style-name="ro1">
          <table:table-cell office:value-type="string">
            <text:p>./blockmap20_4.plg</text:p>
          </table:table-cell>
          <table:table-cell office:value-type="float" office:value="33.512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5815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308153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</table:table-row>
        <table:table-row table:style-name="ro1">
          <table:table-cell office:value-type="string">
            <text:p>./blockmap20_5.plg</text:p>
          </table:table-cell>
          <table:table-cell office:value-type="float" office:value="149.161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6204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191692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</table:table-row>
        <table:table-row table:style-name="ro1">
          <table:table-cell office:value-type="string">
            <text:p>./blockmap5_1.plg</text:p>
          </table:table-cell>
          <table:table-cell office:value-type="float" office:value="0.115036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4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</table:table-row>
        <table:table-row table:style-name="ro1">
          <table:table-cell office:value-type="string">
            <text:p>./blockmap5_2.plg</text:p>
          </table:table-cell>
          <table:table-cell office:value-type="float" office:value="0.131567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0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</table:table-row>
        <table:table-row table:style-name="ro1">
          <table:table-cell office:value-type="string">
            <text:p>./blockmap5_3.plg</text:p>
          </table:table-cell>
          <table:table-cell office:value-type="float" office:value="0.131493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0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6])" office:value-type="float"/>
          <table:table-cell table:formula="of:=SUM([.C3:.C16])" office:value-type="float"/>
          <table:table-cell table:formula="of:=SUM([.D3:.D16])" office:value-type="float"/>
          <table:table-cell table:formula="of:=SUM([.E3:.E16])" office:value-type="float"/>
          <table:table-cell table:formula="of:=SUM([.F3:.F16])" office:value-type="float"/>
          <table:table-cell table:formula="of:=SUM([.G3:.G16])" office:value-type="float"/>
          <table:table-cell table:formula="of:=SUM([.H3:.H16])" office:value-type="float"/>
          <table:table-cell table:formula="of:=SUM([.I3:.I16])" office:value-type="float"/>
          <table:table-cell table:formula="of:=SUM([.J3:.J16])" office:value-type="float"/>
          <table:table-cell table:formula="of:=SUM([.K3:.K16])" office:value-type="float"/>
          <table:table-cell table:formula="of:=SUM([.L3:.L16])" office:value-type="float"/>
          <table:table-cell table:formula="of:=SUM([.M3:.M16])" office:value-type="float"/>
          <table:table-cell table:formula="of:=SUM([.N3:.N16])" office:value-type="float"/>
          <table:table-cell table:formula="of:=SUM([.O3:.O16])" office:value-type="float"/>
          <table:table-cell table:formula="of:=SUM([.P3:.P16])" office:value-type="float"/>
          <table:table-cell table:formula="of:=SUM([.Q3:.Q16])" office:value-type="float"/>
          <table:table-cell table:formula="of:=SUM([.R3:.R16])" office:value-type="float"/>
          <table:table-cell table:formula="of:=SUM([.S3:.S16])" office:value-type="float"/>
          <table:table-cell table:formula="of:=SUM([.T3:.T16])" office:value-type="float"/>
          <table:table-cell table:formula="of:=SUM([.U3:.U16])" office:value-type="float"/>
          <table:table-cell table:formula="of:=SUM([.V3:.V16])" office:value-type="float"/>
          <table:table-cell table:formula="of:=SUM([.W3:.W16])" office:value-type="float"/>
          <table:table-cell table:formula="of:=SUM([.X3:.X16])" office:value-type="float"/>
          <table:table-cell table:formula="of:=SUM([.Y3:.Y16])" office:value-type="float"/>
          <table:table-cell table:formula="of:=SUM([.Z3:.Z16])" office:value-type="float"/>
          <table:table-cell table:formula="of:=SUM([.AA3:.AA16])" office:value-type="float"/>
          <table:table-cell table:formula="of:=SUM([.AB3:.AB16])" office:value-type="float"/>
          <table:table-cell table:formula="of:=SUM([.AC3:.AC16])" office:value-type="float"/>
          <table:table-cell table:formula="of:=SUM([.AD3:.AD16])" office:value-type="float"/>
          <table:table-cell table:formula="of:=SUM([.AE3:.AE16])" office:value-type="float"/>
          <table:table-cell table:formula="of:=SUM([.AF3:.AF16])" office:value-type="float"/>
          <table:table-cell table:formula="of:=SUM([.AG3:.AG16])" office:value-type="float"/>
          <table:table-cell table:formula="of:=SUM([.AH3:.AH16])" office:value-type="float"/>
          <table:table-cell table:formula="of:=SUM([.AI3:.AI16])" office:value-type="float"/>
          <table:table-cell table:formula="of:=SUM([.AJ3:.AJ16])" office:value-type="float"/>
          <table:table-cell table:formula="of:=SUM([.AK3:.AK16])" office:value-type="float"/>
          <table:table-cell table:formula="of:=SUM([.AL3:.AL16])" office:value-type="float"/>
          <table:table-cell table:formula="of:=SUM([.AM3:.AM16])" office:value-type="float"/>
          <table:table-cell table:formula="of:=SUM([.AN3:.AN16])" office:value-type="float"/>
          <table:table-cell table:formula="of:=SUM([.AO3:.AO16])" office:value-type="float"/>
          <table:table-cell table:formula="of:=SUM([.AP3:.AP16])" office:value-type="float"/>
          <table:table-cell table:formula="of:=SUM([.AQ3:.AQ16])" office:value-type="float"/>
          <table:table-cell table:formula="of:=SUM([.AR3:.AR16])" office:value-type="float"/>
          <table:table-cell table:formula="of:=SUM([.AS3:.AS16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6])" office:value-type="float"/>
          <table:table-cell table:formula="of:=AVERAGE([.C3:.C16])" office:value-type="float"/>
          <table:table-cell table:formula="of:=AVERAGE([.D3:.D16])" office:value-type="float"/>
          <table:table-cell table:formula="of:=AVERAGE([.E3:.E16])" office:value-type="float"/>
          <table:table-cell table:formula="of:=AVERAGE([.F3:.F16])" office:value-type="float"/>
          <table:table-cell table:formula="of:=AVERAGE([.G3:.G16])" office:value-type="float"/>
          <table:table-cell table:formula="of:=AVERAGE([.H3:.H16])" office:value-type="float"/>
          <table:table-cell table:formula="of:=AVERAGE([.I3:.I16])" office:value-type="float"/>
          <table:table-cell table:formula="of:=AVERAGE([.J3:.J16])" office:value-type="float"/>
          <table:table-cell table:formula="of:=AVERAGE([.K3:.K16])" office:value-type="float"/>
          <table:table-cell table:formula="of:=AVERAGE([.L3:.L16])" office:value-type="float"/>
          <table:table-cell table:formula="of:=AVERAGE([.M3:.M16])" office:value-type="float"/>
          <table:table-cell table:formula="of:=AVERAGE([.N3:.N16])" office:value-type="float"/>
          <table:table-cell table:formula="of:=AVERAGE([.O3:.O16])" office:value-type="float"/>
          <table:table-cell table:formula="of:=AVERAGE([.P3:.P16])" office:value-type="float"/>
          <table:table-cell table:formula="of:=AVERAGE([.Q3:.Q16])" office:value-type="float"/>
          <table:table-cell table:formula="of:=AVERAGE([.R3:.R16])" office:value-type="float"/>
          <table:table-cell table:formula="of:=AVERAGE([.S3:.S16])" office:value-type="float"/>
          <table:table-cell table:formula="of:=AVERAGE([.T3:.T16])" office:value-type="float"/>
          <table:table-cell table:formula="of:=AVERAGE([.U3:.U16])" office:value-type="float"/>
          <table:table-cell table:formula="of:=AVERAGE([.V3:.V16])" office:value-type="float"/>
          <table:table-cell table:formula="of:=AVERAGE([.W3:.W16])" office:value-type="float"/>
          <table:table-cell table:formula="of:=AVERAGE([.X3:.X16])" office:value-type="float"/>
          <table:table-cell table:formula="of:=AVERAGE([.Y3:.Y16])" office:value-type="float"/>
          <table:table-cell table:formula="of:=AVERAGE([.Z3:.Z16])" office:value-type="float"/>
          <table:table-cell table:formula="of:=AVERAGE([.AA3:.AA16])" office:value-type="float"/>
          <table:table-cell table:formula="of:=AVERAGE([.AB3:.AB16])" office:value-type="float"/>
          <table:table-cell table:formula="of:=AVERAGE([.AC3:.AC16])" office:value-type="float"/>
          <table:table-cell table:formula="of:=AVERAGE([.AD3:.AD16])" office:value-type="float"/>
          <table:table-cell table:formula="of:=AVERAGE([.AE3:.AE16])" office:value-type="float"/>
          <table:table-cell table:formula="of:=AVERAGE([.AF3:.AF16])" office:value-type="float"/>
          <table:table-cell table:formula="of:=AVERAGE([.AG3:.AG16])" office:value-type="float"/>
          <table:table-cell table:formula="of:=AVERAGE([.AH3:.AH16])" office:value-type="float"/>
          <table:table-cell table:formula="of:=AVERAGE([.AI3:.AI16])" office:value-type="float"/>
          <table:table-cell table:formula="of:=AVERAGE([.AJ3:.AJ16])" office:value-type="float"/>
          <table:table-cell table:formula="of:=AVERAGE([.AK3:.AK16])" office:value-type="float"/>
          <table:table-cell table:formula="of:=AVERAGE([.AL3:.AL16])" office:value-type="float"/>
          <table:table-cell table:formula="of:=AVERAGE([.AM3:.AM16])" office:value-type="float"/>
          <table:table-cell table:formula="of:=AVERAGE([.AN3:.AN16])" office:value-type="float"/>
          <table:table-cell table:formula="of:=AVERAGE([.AO3:.AO16])" office:value-type="float"/>
          <table:table-cell table:formula="of:=AVERAGE([.AP3:.AP16])" office:value-type="float"/>
          <table:table-cell table:formula="of:=AVERAGE([.AQ3:.AQ16])" office:value-type="float"/>
          <table:table-cell table:formula="of:=AVERAGE([.AR3:.AR16])" office:value-type="float"/>
          <table:table-cell table:formula="of:=AVERAGE([.AS3:.AS16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6])" office:value-type="float"/>
          <table:table-cell table:formula="of:=STDEV([.C3:.C16])" office:value-type="float"/>
          <table:table-cell table:formula="of:=STDEV([.D3:.D16])" office:value-type="float"/>
          <table:table-cell table:formula="of:=STDEV([.E3:.E16])" office:value-type="float"/>
          <table:table-cell table:formula="of:=STDEV([.F3:.F16])" office:value-type="float"/>
          <table:table-cell table:formula="of:=STDEV([.G3:.G16])" office:value-type="float"/>
          <table:table-cell table:formula="of:=STDEV([.H3:.H16])" office:value-type="float"/>
          <table:table-cell table:formula="of:=STDEV([.I3:.I16])" office:value-type="float"/>
          <table:table-cell table:formula="of:=STDEV([.J3:.J16])" office:value-type="float"/>
          <table:table-cell table:formula="of:=STDEV([.K3:.K16])" office:value-type="float"/>
          <table:table-cell table:formula="of:=STDEV([.L3:.L16])" office:value-type="float"/>
          <table:table-cell table:formula="of:=STDEV([.M3:.M16])" office:value-type="float"/>
          <table:table-cell table:formula="of:=STDEV([.N3:.N16])" office:value-type="float"/>
          <table:table-cell table:formula="of:=STDEV([.O3:.O16])" office:value-type="float"/>
          <table:table-cell table:formula="of:=STDEV([.P3:.P16])" office:value-type="float"/>
          <table:table-cell table:formula="of:=STDEV([.Q3:.Q16])" office:value-type="float"/>
          <table:table-cell table:formula="of:=STDEV([.R3:.R16])" office:value-type="float"/>
          <table:table-cell table:formula="of:=STDEV([.S3:.S16])" office:value-type="float"/>
          <table:table-cell table:formula="of:=STDEV([.T3:.T16])" office:value-type="float"/>
          <table:table-cell table:formula="of:=STDEV([.U3:.U16])" office:value-type="float"/>
          <table:table-cell table:formula="of:=STDEV([.V3:.V16])" office:value-type="float"/>
          <table:table-cell table:formula="of:=STDEV([.W3:.W16])" office:value-type="float"/>
          <table:table-cell table:formula="of:=STDEV([.X3:.X16])" office:value-type="float"/>
          <table:table-cell table:formula="of:=STDEV([.Y3:.Y16])" office:value-type="float"/>
          <table:table-cell table:formula="of:=STDEV([.Z3:.Z16])" office:value-type="float"/>
          <table:table-cell table:formula="of:=STDEV([.AA3:.AA16])" office:value-type="float"/>
          <table:table-cell table:formula="of:=STDEV([.AB3:.AB16])" office:value-type="float"/>
          <table:table-cell table:formula="of:=STDEV([.AC3:.AC16])" office:value-type="float"/>
          <table:table-cell table:formula="of:=STDEV([.AD3:.AD16])" office:value-type="float"/>
          <table:table-cell table:formula="of:=STDEV([.AE3:.AE16])" office:value-type="float"/>
          <table:table-cell table:formula="of:=STDEV([.AF3:.AF16])" office:value-type="float"/>
          <table:table-cell table:formula="of:=STDEV([.AG3:.AG16])" office:value-type="float"/>
          <table:table-cell table:formula="of:=STDEV([.AH3:.AH16])" office:value-type="float"/>
          <table:table-cell table:formula="of:=STDEV([.AI3:.AI16])" office:value-type="float"/>
          <table:table-cell table:formula="of:=STDEV([.AJ3:.AJ16])" office:value-type="float"/>
          <table:table-cell table:formula="of:=STDEV([.AK3:.AK16])" office:value-type="float"/>
          <table:table-cell table:formula="of:=STDEV([.AL3:.AL16])" office:value-type="float"/>
          <table:table-cell table:formula="of:=STDEV([.AM3:.AM16])" office:value-type="float"/>
          <table:table-cell table:formula="of:=STDEV([.AN3:.AN16])" office:value-type="float"/>
          <table:table-cell table:formula="of:=STDEV([.AO3:.AO16])" office:value-type="float"/>
          <table:table-cell table:formula="of:=STDEV([.AP3:.AP16])" office:value-type="float"/>
          <table:table-cell table:formula="of:=STDEV([.AQ3:.AQ16])" office:value-type="float"/>
          <table:table-cell table:formula="of:=STDEV([.AR3:.AR16])" office:value-type="float"/>
          <table:table-cell table:formula="of:=STDEV([.AS3:.AS16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6]-[.$M3:.$M16])^2)^0.5" office:value-type="float"/>
          <table:table-cell table:number-matrix-columns-spanned="1" table:number-matrix-rows-spanned="1" table:formula="of:=SUM(([.C3:.C16]-[.$N3:.$N16])^2)^0.5" office:value-type="float"/>
          <table:table-cell table:number-matrix-columns-spanned="1" table:number-matrix-rows-spanned="1" table:formula="of:=SUM(([.D3:.D16]-[.$O3:.$O16])^2)^0.5" office:value-type="float"/>
          <table:table-cell table:number-matrix-columns-spanned="1" table:number-matrix-rows-spanned="1" table:formula="of:=SUM(([.E3:.E16]-[.$P3:.$P16])^2)^0.5" office:value-type="float"/>
          <table:table-cell table:number-matrix-columns-spanned="1" table:number-matrix-rows-spanned="1" table:formula="of:=SUM(([.F3:.F16]-[.$Q3:.$Q16])^2)^0.5" office:value-type="float"/>
          <table:table-cell table:number-matrix-columns-spanned="1" table:number-matrix-rows-spanned="1" table:formula="of:=SUM(([.G3:.G16]-[.$R3:.$R16])^2)^0.5" office:value-type="float"/>
          <table:table-cell table:number-matrix-columns-spanned="1" table:number-matrix-rows-spanned="1" table:formula="of:=SUM(([.H3:.H16]-[.$S3:.$S16])^2)^0.5" office:value-type="float"/>
          <table:table-cell table:number-matrix-columns-spanned="1" table:number-matrix-rows-spanned="1" table:formula="of:=SUM(([.I3:.I16]-[.$T3:.$T16])^2)^0.5" office:value-type="float"/>
          <table:table-cell table:number-matrix-columns-spanned="1" table:number-matrix-rows-spanned="1" table:formula="of:=SUM(([.J3:.J16]-[.$U3:.$U16])^2)^0.5" office:value-type="float"/>
          <table:table-cell table:number-matrix-columns-spanned="1" table:number-matrix-rows-spanned="1" table:formula="of:=SUM(([.K3:.K16]-[.$V3:.$V16])^2)^0.5" office:value-type="float"/>
          <table:table-cell table:number-matrix-columns-spanned="1" table:number-matrix-rows-spanned="1" table:formula="of:=SUM(([.L3:.L16]-[.$W3:.$W16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6]=[.$M3:.$M16])" office:value-type="float"/>
          <table:table-cell table:number-matrix-columns-spanned="1" table:number-matrix-rows-spanned="1" table:formula="of:=SUM([.C3:.C16]=[.$N3:.$N16])" office:value-type="float"/>
          <table:table-cell table:number-matrix-columns-spanned="1" table:number-matrix-rows-spanned="1" table:formula="of:=SUM([.D3:.D16]=[.$O3:.$O16])" office:value-type="float"/>
          <table:table-cell table:number-matrix-columns-spanned="1" table:number-matrix-rows-spanned="1" table:formula="of:=SUM([.E3:.E16]=[.$P3:.$P16])" office:value-type="float"/>
          <table:table-cell table:number-matrix-columns-spanned="1" table:number-matrix-rows-spanned="1" table:formula="of:=SUM([.F3:.F16]=[.$Q3:.$Q16])" office:value-type="float"/>
          <table:table-cell table:number-matrix-columns-spanned="1" table:number-matrix-rows-spanned="1" table:formula="of:=SUM([.G3:.G16]=[.$R3:.$R16])" office:value-type="float"/>
          <table:table-cell table:number-matrix-columns-spanned="1" table:number-matrix-rows-spanned="1" table:formula="of:=SUM([.H3:.H16]=[.$S3:.$S16])" office:value-type="float"/>
          <table:table-cell table:number-matrix-columns-spanned="1" table:number-matrix-rows-spanned="1" table:formula="of:=SUM([.I3:.I16]=[.$T3:.$T16])" office:value-type="float"/>
          <table:table-cell table:number-matrix-columns-spanned="1" table:number-matrix-rows-spanned="1" table:formula="of:=SUM([.J3:.J16]=[.$U3:.$U16])" office:value-type="float"/>
          <table:table-cell table:number-matrix-columns-spanned="1" table:number-matrix-rows-spanned="1" table:formula="of:=SUM([.K3:.K16]=[.$V3:.$V16])" office:value-type="float"/>
          <table:table-cell table:number-matrix-columns-spanned="1" table:number-matrix-rows-spanned="1" table:formula="of:=SUM([.L3:.L16]=[.$W3:.$W16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6]&lt;[.$X3:.$X16])" office:value-type="float"/>
          <table:table-cell table:number-matrix-columns-spanned="1" table:number-matrix-rows-spanned="1" table:formula="of:=SUM([.C3:.C16]&lt;[.$Y3:.$Y16])" office:value-type="float"/>
          <table:table-cell table:number-matrix-columns-spanned="1" table:number-matrix-rows-spanned="1" table:formula="of:=SUM([.D3:.D16]&lt;[.$Z3:.$Z16])" office:value-type="float"/>
          <table:table-cell table:number-matrix-columns-spanned="1" table:number-matrix-rows-spanned="1" table:formula="of:=SUM([.E3:.E16]&lt;[.$AA3:.$AA16])" office:value-type="float"/>
          <table:table-cell table:number-matrix-columns-spanned="1" table:number-matrix-rows-spanned="1" table:formula="of:=SUM([.F3:.F16]&lt;[.$AB3:.$AB16])" office:value-type="float"/>
          <table:table-cell table:number-matrix-columns-spanned="1" table:number-matrix-rows-spanned="1" table:formula="of:=SUM([.G3:.G16]&lt;[.$AC3:.$AC16])" office:value-type="float"/>
          <table:table-cell table:number-matrix-columns-spanned="1" table:number-matrix-rows-spanned="1" table:formula="of:=SUM([.H3:.H16]&lt;[.$AD3:.$AD16])" office:value-type="float"/>
          <table:table-cell table:number-matrix-columns-spanned="1" table:number-matrix-rows-spanned="1" table:formula="of:=SUM([.I3:.I16]&lt;[.$AE3:.$AE16])" office:value-type="float"/>
          <table:table-cell table:number-matrix-columns-spanned="1" table:number-matrix-rows-spanned="1" table:formula="of:=SUM([.J3:.J16]&lt;[.$AF3:.$AF16])" office:value-type="float"/>
          <table:table-cell table:number-matrix-columns-spanned="1" table:number-matrix-rows-spanned="1" table:formula="of:=SUM([.K3:.K16]&lt;[.$AG3:.$AG16])" office:value-type="float"/>
          <table:table-cell table:number-matrix-columns-spanned="1" table:number-matrix-rows-spanned="1" table:formula="of:=SUM([.L3:.L16]&lt;[.$AH3:.$AH16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6]&gt;[.$X3:.$X16])" office:value-type="float"/>
          <table:table-cell table:number-matrix-columns-spanned="1" table:number-matrix-rows-spanned="1" table:formula="of:=SUM([.C3:.C16]&gt;[.$Y3:.$Y16])" office:value-type="float"/>
          <table:table-cell table:number-matrix-columns-spanned="1" table:number-matrix-rows-spanned="1" table:formula="of:=SUM([.D3:.D16]&gt;[.$Z3:.$Z16])" office:value-type="float"/>
          <table:table-cell table:number-matrix-columns-spanned="1" table:number-matrix-rows-spanned="1" table:formula="of:=SUM([.E3:.E16]&gt;[.$AA3:.$AA16])" office:value-type="float"/>
          <table:table-cell table:number-matrix-columns-spanned="1" table:number-matrix-rows-spanned="1" table:formula="of:=SUM([.F3:.F16]&gt;[.$AB3:.$AB16])" office:value-type="float"/>
          <table:table-cell table:number-matrix-columns-spanned="1" table:number-matrix-rows-spanned="1" table:formula="of:=SUM([.G3:.G16]&gt;[.$AC3:.$AC16])" office:value-type="float"/>
          <table:table-cell table:number-matrix-columns-spanned="1" table:number-matrix-rows-spanned="1" table:formula="of:=SUM([.H3:.H16]&gt;[.$AD3:.$AD16])" office:value-type="float"/>
          <table:table-cell table:number-matrix-columns-spanned="1" table:number-matrix-rows-spanned="1" table:formula="of:=SUM([.I3:.I16]&gt;[.$AE3:.$AE16])" office:value-type="float"/>
          <table:table-cell table:number-matrix-columns-spanned="1" table:number-matrix-rows-spanned="1" table:formula="of:=SUM([.J3:.J16]&gt;[.$AF3:.$AF16])" office:value-type="float"/>
          <table:table-cell table:number-matrix-columns-spanned="1" table:number-matrix-rows-spanned="1" table:formula="of:=SUM([.K3:.K16]&gt;[.$AG3:.$AG16])" office:value-type="float"/>
          <table:table-cell table:number-matrix-columns-spanned="1" table:number-matrix-rows-spanned="1" table:formula="of:=SUM([.L3:.L16]&gt;[.$AH3:.$AH16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6]=[.$AI3:.$AI16])" office:value-type="float"/>
          <table:table-cell table:number-matrix-columns-spanned="1" table:number-matrix-rows-spanned="1" table:formula="of:=SUM([.C3:.C16]=[.$AJ3:.$AJ16])" office:value-type="float"/>
          <table:table-cell table:number-matrix-columns-spanned="1" table:number-matrix-rows-spanned="1" table:formula="of:=SUM([.D3:.D16]=[.$AK3:.$AK16])" office:value-type="float"/>
          <table:table-cell table:number-matrix-columns-spanned="1" table:number-matrix-rows-spanned="1" table:formula="of:=SUM([.E3:.E16]=[.$AL3:.$AL16])" office:value-type="float"/>
          <table:table-cell table:number-matrix-columns-spanned="1" table:number-matrix-rows-spanned="1" table:formula="of:=SUM([.F3:.F16]=[.$AM3:.$AM16])" office:value-type="float"/>
          <table:table-cell table:number-matrix-columns-spanned="1" table:number-matrix-rows-spanned="1" table:formula="of:=SUM([.G3:.G16]=[.$AN3:.$AN16])" office:value-type="float"/>
          <table:table-cell table:number-matrix-columns-spanned="1" table:number-matrix-rows-spanned="1" table:formula="of:=SUM([.H3:.H16]=[.$AO3:.$AO16])" office:value-type="float"/>
          <table:table-cell table:number-matrix-columns-spanned="1" table:number-matrix-rows-spanned="1" table:formula="of:=SUM([.I3:.I16]=[.$AP3:.$AP16])" office:value-type="float"/>
          <table:table-cell table:number-matrix-columns-spanned="1" table:number-matrix-rows-spanned="1" table:formula="of:=SUM([.J3:.J16]=[.$AQ3:.$AQ16])" office:value-type="float"/>
          <table:table-cell table:number-matrix-columns-spanned="1" table:number-matrix-rows-spanned="1" table:formula="of:=SUM([.K3:.K16]=[.$AR3:.$AR16])" office:value-type="float"/>
          <table:table-cell table:number-matrix-columns-spanned="1" table:number-matrix-rows-spanned="1" table:formula="of:=SUM([.L3:.L16]=[.$AS3:.$AS16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exa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16])" office:value-type="float"/>
          <table:table-cell table:formula="of:=AVERAGE([Instances.C3:Instances.C16])" office:value-type="float"/>
          <table:table-cell table:formula="of:=AVERAGE([Instances.D3:Instances.D16])" office:value-type="float"/>
          <table:table-cell table:formula="of:=AVERAGE([Instances.E3:Instances.E16])" office:value-type="float"/>
          <table:table-cell table:formula="of:=SUM([Instances.F3:Instances.F16])" office:value-type="float"/>
          <table:table-cell table:formula="of:=AVERAGE([Instances.G3:Instances.G16])" office:value-type="float"/>
          <table:table-cell table:formula="of:=AVERAGE([Instances.H3:Instances.H16])" office:value-type="float"/>
          <table:table-cell table:formula="of:=AVERAGE([Instances.I3:Instances.I16])" office:value-type="float"/>
          <table:table-cell table:formula="of:=AVERAGE([Instances.J3:Instances.J16])" office:value-type="float"/>
          <table:table-cell table:formula="of:=AVERAGE([Instances.K3:Instances.K16])" office:value-type="float"/>
          <table:table-cell table:formula="of:=AVERAGE([Instances.L3:Instances.L16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M3:.$M3])^2)^0.5" office:value-type="float"/>
          <table:table-cell table:number-matrix-columns-spanned="1" table:number-matrix-rows-spanned="1" table:formula="of:=SUM(([.C3:.C3]-[.$N3:.$N3])^2)^0.5" office:value-type="float"/>
          <table:table-cell table:number-matrix-columns-spanned="1" table:number-matrix-rows-spanned="1" table:formula="of:=SUM(([.D3:.D3]-[.$O3:.$O3])^2)^0.5" office:value-type="float"/>
          <table:table-cell table:number-matrix-columns-spanned="1" table:number-matrix-rows-spanned="1" table:formula="of:=SUM(([.E3:.E3]-[.$P3:.$P3])^2)^0.5" office:value-type="float"/>
          <table:table-cell table:number-matrix-columns-spanned="1" table:number-matrix-rows-spanned="1" table:formula="of:=SUM(([.F3:.F3]-[.$Q3:.$Q3])^2)^0.5" office:value-type="float"/>
          <table:table-cell table:number-matrix-columns-spanned="1" table:number-matrix-rows-spanned="1" table:formula="of:=SUM(([.G3:.G3]-[.$R3:.$R3])^2)^0.5" office:value-type="float"/>
          <table:table-cell table:number-matrix-columns-spanned="1" table:number-matrix-rows-spanned="1" table:formula="of:=SUM(([.H3:.H3]-[.$S3:.$S3])^2)^0.5" office:value-type="float"/>
          <table:table-cell table:number-matrix-columns-spanned="1" table:number-matrix-rows-spanned="1" table:formula="of:=SUM(([.I3:.I3]-[.$T3:.$T3])^2)^0.5" office:value-type="float"/>
          <table:table-cell table:number-matrix-columns-spanned="1" table:number-matrix-rows-spanned="1" table:formula="of:=SUM(([.J3:.J3]-[.$U3:.$U3])^2)^0.5" office:value-type="float"/>
          <table:table-cell table:number-matrix-columns-spanned="1" table:number-matrix-rows-spanned="1" table:formula="of:=SUM(([.K3:.K3]-[.$V3:.$V3])^2)^0.5" office:value-type="float"/>
          <table:table-cell table:number-matrix-columns-spanned="1" table:number-matrix-rows-spanned="1" table:formula="of:=SUM(([.L3:.L3]-[.$W3:.$W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M3:.$M3])" office:value-type="float"/>
          <table:table-cell table:number-matrix-columns-spanned="1" table:number-matrix-rows-spanned="1" table:formula="of:=SUM([.C3:.C3]=[.$N3:.$N3])" office:value-type="float"/>
          <table:table-cell table:number-matrix-columns-spanned="1" table:number-matrix-rows-spanned="1" table:formula="of:=SUM([.D3:.D3]=[.$O3:.$O3])" office:value-type="float"/>
          <table:table-cell table:number-matrix-columns-spanned="1" table:number-matrix-rows-spanned="1" table:formula="of:=SUM([.E3:.E3]=[.$P3:.$P3])" office:value-type="float"/>
          <table:table-cell table:number-matrix-columns-spanned="1" table:number-matrix-rows-spanned="1" table:formula="of:=SUM([.F3:.F3]=[.$Q3:.$Q3])" office:value-type="float"/>
          <table:table-cell table:number-matrix-columns-spanned="1" table:number-matrix-rows-spanned="1" table:formula="of:=SUM([.G3:.G3]=[.$R3:.$R3])" office:value-type="float"/>
          <table:table-cell table:number-matrix-columns-spanned="1" table:number-matrix-rows-spanned="1" table:formula="of:=SUM([.H3:.H3]=[.$S3:.$S3])" office:value-type="float"/>
          <table:table-cell table:number-matrix-columns-spanned="1" table:number-matrix-rows-spanned="1" table:formula="of:=SUM([.I3:.I3]=[.$T3:.$T3])" office:value-type="float"/>
          <table:table-cell table:number-matrix-columns-spanned="1" table:number-matrix-rows-spanned="1" table:formula="of:=SUM([.J3:.J3]=[.$U3:.$U3])" office:value-type="float"/>
          <table:table-cell table:number-matrix-columns-spanned="1" table:number-matrix-rows-spanned="1" table:formula="of:=SUM([.K3:.K3]=[.$V3:.$V3])" office:value-type="float"/>
          <table:table-cell table:number-matrix-columns-spanned="1" table:number-matrix-rows-spanned="1" table:formula="of:=SUM([.L3:.L3]=[.$W3:.$W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X3:.$X3])" office:value-type="float"/>
          <table:table-cell table:number-matrix-columns-spanned="1" table:number-matrix-rows-spanned="1" table:formula="of:=SUM([.C3:.C3]&lt;[.$Y3:.$Y3])" office:value-type="float"/>
          <table:table-cell table:number-matrix-columns-spanned="1" table:number-matrix-rows-spanned="1" table:formula="of:=SUM([.D3:.D3]&lt;[.$Z3:.$Z3])" office:value-type="float"/>
          <table:table-cell table:number-matrix-columns-spanned="1" table:number-matrix-rows-spanned="1" table:formula="of:=SUM([.E3:.E3]&lt;[.$AA3:.$AA3])" office:value-type="float"/>
          <table:table-cell table:number-matrix-columns-spanned="1" table:number-matrix-rows-spanned="1" table:formula="of:=SUM([.F3:.F3]&lt;[.$AB3:.$AB3])" office:value-type="float"/>
          <table:table-cell table:number-matrix-columns-spanned="1" table:number-matrix-rows-spanned="1" table:formula="of:=SUM([.G3:.G3]&lt;[.$AC3:.$AC3])" office:value-type="float"/>
          <table:table-cell table:number-matrix-columns-spanned="1" table:number-matrix-rows-spanned="1" table:formula="of:=SUM([.H3:.H3]&lt;[.$AD3:.$AD3])" office:value-type="float"/>
          <table:table-cell table:number-matrix-columns-spanned="1" table:number-matrix-rows-spanned="1" table:formula="of:=SUM([.I3:.I3]&lt;[.$AE3:.$AE3])" office:value-type="float"/>
          <table:table-cell table:number-matrix-columns-spanned="1" table:number-matrix-rows-spanned="1" table:formula="of:=SUM([.J3:.J3]&lt;[.$AF3:.$AF3])" office:value-type="float"/>
          <table:table-cell table:number-matrix-columns-spanned="1" table:number-matrix-rows-spanned="1" table:formula="of:=SUM([.K3:.K3]&lt;[.$AG3:.$AG3])" office:value-type="float"/>
          <table:table-cell table:number-matrix-columns-spanned="1" table:number-matrix-rows-spanned="1" table:formula="of:=SUM([.L3:.L3]&lt;[.$AH3:.$AH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X3:.$X3])" office:value-type="float"/>
          <table:table-cell table:number-matrix-columns-spanned="1" table:number-matrix-rows-spanned="1" table:formula="of:=SUM([.C3:.C3]&gt;[.$Y3:.$Y3])" office:value-type="float"/>
          <table:table-cell table:number-matrix-columns-spanned="1" table:number-matrix-rows-spanned="1" table:formula="of:=SUM([.D3:.D3]&gt;[.$Z3:.$Z3])" office:value-type="float"/>
          <table:table-cell table:number-matrix-columns-spanned="1" table:number-matrix-rows-spanned="1" table:formula="of:=SUM([.E3:.E3]&gt;[.$AA3:.$AA3])" office:value-type="float"/>
          <table:table-cell table:number-matrix-columns-spanned="1" table:number-matrix-rows-spanned="1" table:formula="of:=SUM([.F3:.F3]&gt;[.$AB3:.$AB3])" office:value-type="float"/>
          <table:table-cell table:number-matrix-columns-spanned="1" table:number-matrix-rows-spanned="1" table:formula="of:=SUM([.G3:.G3]&gt;[.$AC3:.$AC3])" office:value-type="float"/>
          <table:table-cell table:number-matrix-columns-spanned="1" table:number-matrix-rows-spanned="1" table:formula="of:=SUM([.H3:.H3]&gt;[.$AD3:.$AD3])" office:value-type="float"/>
          <table:table-cell table:number-matrix-columns-spanned="1" table:number-matrix-rows-spanned="1" table:formula="of:=SUM([.I3:.I3]&gt;[.$AE3:.$AE3])" office:value-type="float"/>
          <table:table-cell table:number-matrix-columns-spanned="1" table:number-matrix-rows-spanned="1" table:formula="of:=SUM([.J3:.J3]&gt;[.$AF3:.$AF3])" office:value-type="float"/>
          <table:table-cell table:number-matrix-columns-spanned="1" table:number-matrix-rows-spanned="1" table:formula="of:=SUM([.K3:.K3]&gt;[.$AG3:.$AG3])" office:value-type="float"/>
          <table:table-cell table:number-matrix-columns-spanned="1" table:number-matrix-rows-spanned="1" table:formula="of:=SUM([.L3:.L3]&gt;[.$AH3:.$AH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I3:.$AI3])" office:value-type="float"/>
          <table:table-cell table:number-matrix-columns-spanned="1" table:number-matrix-rows-spanned="1" table:formula="of:=SUM([.C3:.C3]=[.$AJ3:.$AJ3])" office:value-type="float"/>
          <table:table-cell table:number-matrix-columns-spanned="1" table:number-matrix-rows-spanned="1" table:formula="of:=SUM([.D3:.D3]=[.$AK3:.$AK3])" office:value-type="float"/>
          <table:table-cell table:number-matrix-columns-spanned="1" table:number-matrix-rows-spanned="1" table:formula="of:=SUM([.E3:.E3]=[.$AL3:.$AL3])" office:value-type="float"/>
          <table:table-cell table:number-matrix-columns-spanned="1" table:number-matrix-rows-spanned="1" table:formula="of:=SUM([.F3:.F3]=[.$AM3:.$AM3])" office:value-type="float"/>
          <table:table-cell table:number-matrix-columns-spanned="1" table:number-matrix-rows-spanned="1" table:formula="of:=SUM([.G3:.G3]=[.$AN3:.$AN3])" office:value-type="float"/>
          <table:table-cell table:number-matrix-columns-spanned="1" table:number-matrix-rows-spanned="1" table:formula="of:=SUM([.H3:.H3]=[.$AO3:.$AO3])" office:value-type="float"/>
          <table:table-cell table:number-matrix-columns-spanned="1" table:number-matrix-rows-spanned="1" table:formula="of:=SUM([.I3:.I3]=[.$AP3:.$AP3])" office:value-type="float"/>
          <table:table-cell table:number-matrix-columns-spanned="1" table:number-matrix-rows-spanned="1" table:formula="of:=SUM([.J3:.J3]=[.$AQ3:.$AQ3])" office:value-type="float"/>
          <table:table-cell table:number-matrix-columns-spanned="1" table:number-matrix-rows-spanned="1" table:formula="of:=SUM([.K3:.K3]=[.$AR3:.$AR3])" office:value-type="float"/>
          <table:table-cell table:number-matrix-columns-spanned="1" table:number-matrix-rows-spanned="1" table:formula="of:=SUM([.L3:.L3]=[.$AS3:.$AS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